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120000000FC69C5541.png"/>
  <manifest:file-entry manifest:media-type="" manifest:full-path="Pictures/"/>
  <manifest:file-entry manifest:media-type="application/binary" manifest:full-path="layout-cache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.628cm" table:align="center" style:writing-mode="lr-tb"/>
    </style:style>
    <style:style style:name="Tabella1.A" style:family="table-column">
      <style:table-column-properties style:column-width="2.628cm"/>
    </style:style>
    <style:style style:name="Tabella1.1" style:family="table-row">
      <style:table-row-properties style:keep-together="true"/>
    </style:style>
    <style:style style:name="Tabella1.A1" style:family="table-cell">
      <style:table-cell-properties style:vertical-align="middle" fo:background-color="#c0c0c0" style:border-line-width="0.002cm 0.088cm 0.002cm" fo:padding="0.026cm" fo:border="0.092cm double #000000" style:writing-mode="lr-tb">
        <style:background-image/>
      </style:table-cell-properties>
    </style:style>
    <style:style style:name="Tabella1.A2" style:family="table-cell">
      <style:table-cell-properties style:vertical-align="top" fo:background-color="#ffffff" style:border-line-width="0.002cm 0.088cm 0.002cm" fo:padding="0.026cm" fo:border="0.092cm double #808080" style:writing-mode="lr-tb">
        <style:background-image/>
      </style:table-cell-properties>
    </style:style>
    <style:style style:name="Tabella1.A3" style:family="table-cell">
      <style:table-cell-properties style:vertical-align="top" fo:background-color="#ffffff" style:border-line-width-left="0.002cm 0.088cm 0.002cm" style:border-line-width-right="0.002cm 0.088cm 0.002cm" style:border-line-width-bottom="0.002cm 0.088cm 0.002cm" fo:padding="0.026cm" fo:border-left="0.092cm double #808080" fo:border-right="0.092cm double #808080" fo:border-top="none" fo:border-bottom="0.092cm double #808080" style:writing-mode="lr-tb">
        <style:background-image/>
      </style:table-cell-properties>
    </style:style>
    <style:style style:name="Tabella2" style:family="table">
      <style:table-properties style:width="4.311cm" table:align="center" style:writing-mode="lr-tb"/>
    </style:style>
    <style:style style:name="Tabella2.A" style:family="table-column">
      <style:table-column-properties style:column-width="4.311cm"/>
    </style:style>
    <style:style style:name="Tabella2.1" style:family="table-row">
      <style:table-row-properties style:keep-together="true"/>
    </style:style>
    <style:style style:name="Tabella2.A1" style:family="table-cell">
      <style:table-cell-properties style:vertical-align="middle" fo:background-color="#c0c0c0" style:border-line-width="0.002cm 0.088cm 0.002cm" fo:padding="0.026cm" fo:border="0.092cm double #000000" style:writing-mode="lr-tb">
        <style:background-image/>
      </style:table-cell-properties>
    </style:style>
    <style:style style:name="Tabella2.A2" style:family="table-cell">
      <style:table-cell-properties style:vertical-align="top" fo:background-color="#ffffff" style:border-line-width="0.002cm 0.088cm 0.002cm" fo:padding="0.026cm" fo:border="0.092cm double #808080" style:writing-mode="lr-tb">
        <style:background-image/>
      </style:table-cell-properties>
    </style:style>
    <style:style style:name="Tabella2.A3" style:family="table-cell">
      <style:table-cell-properties style:vertical-align="top" fo:background-color="#ffffff" style:border-line-width-left="0.002cm 0.088cm 0.002cm" style:border-line-width-right="0.002cm 0.088cm 0.002cm" style:border-line-width-bottom="0.002cm 0.088cm 0.002cm" fo:padding="0.026cm" fo:border-left="0.092cm double #808080" fo:border-right="0.092cm double #808080" fo:border-top="none" fo:border-bottom="0.092cm double #808080" style:writing-mode="lr-tb">
        <style:background-image/>
      </style:table-cell-properties>
    </style:style>
    <style:style style:name="Tabella3" style:family="table">
      <style:table-properties style:width="2.605cm" table:align="center" style:writing-mode="lr-tb"/>
    </style:style>
    <style:style style:name="Tabella3.A" style:family="table-column">
      <style:table-column-properties style:column-width="2.605cm"/>
    </style:style>
    <style:style style:name="Tabella3.1" style:family="table-row">
      <style:table-row-properties style:keep-together="true"/>
    </style:style>
    <style:style style:name="Tabella3.A1" style:family="table-cell">
      <style:table-cell-properties style:vertical-align="middle" fo:background-color="#c0c0c0" style:border-line-width="0.002cm 0.088cm 0.002cm" fo:padding="0.026cm" fo:border="0.092cm double #000000" style:writing-mode="lr-tb">
        <style:background-image/>
      </style:table-cell-properties>
    </style:style>
    <style:style style:name="Tabella3.A2" style:family="table-cell">
      <style:table-cell-properties style:vertical-align="top" fo:background-color="#ffffff" style:border-line-width="0.002cm 0.088cm 0.002cm" fo:padding="0.026cm" fo:border="0.092cm double #808080" style:writing-mode="lr-tb">
        <style:background-image/>
      </style:table-cell-properties>
    </style:style>
    <style:style style:name="Tabella3.A3" style:family="table-cell">
      <style:table-cell-properties style:vertical-align="top" fo:background-color="#ffffff" style:border-line-width-left="0.002cm 0.088cm 0.002cm" style:border-line-width-right="0.002cm 0.088cm 0.002cm" style:border-line-width-bottom="0.002cm 0.088cm 0.002cm" fo:padding="0.026cm" fo:border-left="0.092cm double #808080" fo:border-right="0.092cm double #808080" fo:border-top="none" fo:border-bottom="0.092cm double #808080" style:writing-mode="lr-tb">
        <style:background-image/>
      </style:table-cell-properties>
    </style:style>
    <style:style style:name="Tabella4" style:family="table">
      <style:table-properties style:width="6.659cm" table:align="center" style:writing-mode="lr-tb"/>
    </style:style>
    <style:style style:name="Tabella4.A" style:family="table-column">
      <style:table-column-properties style:column-width="1.316cm"/>
    </style:style>
    <style:style style:name="Tabella4.B" style:family="table-column">
      <style:table-column-properties style:column-width="3.039cm"/>
    </style:style>
    <style:style style:name="Tabella4.C" style:family="table-column">
      <style:table-column-properties style:column-width="2.304cm"/>
    </style:style>
    <style:style style:name="Tabella4.1" style:family="table-row">
      <style:table-row-properties style:keep-together="true"/>
    </style:style>
    <style:style style:name="Tabella4.A1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0.018cm solid #000000" fo:border-bottom="0.018cm solid #000000" style:writing-mode="lr-tb">
        <style:background-image/>
      </style:table-cell-properties>
    </style:style>
    <style:style style:name="Tabella4.C1" style:family="table-cell">
      <style:table-cell-properties style:vertical-align="top" fo:background-color="#c0c0c0" fo:padding-left="0.191cm" fo:padding-right="0.191cm" fo:padding-top="0cm" fo:padding-bottom="0cm" fo:border="0.018cm solid #000000" style:writing-mode="lr-tb">
        <style:background-image/>
      </style:table-cell-properties>
    </style:style>
    <style:style style:name="Tabella4.A2" style:family="table-cell">
      <style:table-cell-properties style:vertical-align="top" fo:background-color="#c0c0c0" fo:padding-left="0.191cm" fo:padding-right="0.191cm" fo:padding-top="0cm" fo:padding-bottom="0cm" fo:border-left="0.018cm solid #000000" fo:border-right="none" fo:border-top="none" fo:border-bottom="0.018cm solid #000000" style:writing-mode="lr-tb">
        <style:background-image/>
      </style:table-cell-properties>
    </style:style>
    <style:style style:name="Tabella4.B2" style:family="table-cell">
      <style:table-cell-properties style:vertical-align="top" fo:padding-left="0.191cm" fo:padding-right="0.191cm" fo:padding-top="0cm" fo:padding-bottom="0cm" fo:border-left="0.018cm solid #000000" fo:border-right="none" fo:border-top="none" fo:border-bottom="0.018cm solid #000000" style:writing-mode="lr-tb"/>
    </style:style>
    <style:style style:name="Tabella4.C2" style:family="table-cell">
      <style:table-cell-properties style:vertical-align="top" fo:padding-left="0.191cm" fo:padding-right="0.191cm" fo:padding-top="0cm" fo:padding-bottom="0cm" fo:border-left="0.018cm solid #000000" fo:border-right="0.018cm solid #000000" fo:border-top="none" fo:border-bottom="0.018cm solid #000000" style:writing-mode="lr-tb"/>
    </style:style>
    <style:style style:name="Tabella5" style:family="table">
      <style:table-properties style:width="16.013cm" table:align="center" style:writing-mode="lr-tb"/>
    </style:style>
    <style:style style:name="Tabella5.A" style:family="table-column">
      <style:table-column-properties style:column-width="1.912cm"/>
    </style:style>
    <style:style style:name="Tabella5.B" style:family="table-column">
      <style:table-column-properties style:column-width="1.653cm"/>
    </style:style>
    <style:style style:name="Tabella5.C" style:family="table-column">
      <style:table-column-properties style:column-width="2.757cm"/>
    </style:style>
    <style:style style:name="Tabella5.D" style:family="table-column">
      <style:table-column-properties style:column-width="4.699cm"/>
    </style:style>
    <style:style style:name="Tabella5.E" style:family="table-column">
      <style:table-column-properties style:column-width="1.676cm"/>
    </style:style>
    <style:style style:name="Tabella5.F" style:family="table-column">
      <style:table-column-properties style:column-width="1.323cm"/>
    </style:style>
    <style:style style:name="Tabella5.G" style:family="table-column">
      <style:table-column-properties style:column-width="1.993cm"/>
    </style:style>
    <style:style style:name="Tabella5.1" style:family="table-row">
      <style:table-row-properties style:keep-together="true"/>
    </style:style>
    <style:style style:name="Tabella5.A1" style:family="table-cell">
      <style:table-cell-properties style:vertical-align="middle" fo:background-color="#c0c0c0" style:border-line-width-left="0.002cm 0.088cm 0.002cm" style:border-line-width-top="0.002cm 0.088cm 0.002cm" style:border-line-width-bottom="0.002cm 0.088cm 0.002cm" fo:padding="0.026cm" fo:border-left="0.092cm double #000000" fo:border-right="none" fo:border-top="0.092cm double #000000" fo:border-bottom="0.092cm double #000000" style:writing-mode="lr-tb">
        <style:background-image/>
      </style:table-cell-properties>
    </style:style>
    <style:style style:name="Tabella5.G1" style:family="table-cell">
      <style:table-cell-properties style:vertical-align="middle" fo:background-color="#c0c0c0" style:border-line-width="0.002cm 0.088cm 0.002cm" fo:padding="0.026cm" fo:border="0.092cm double #000000" style:writing-mode="lr-tb">
        <style:background-image/>
      </style:table-cell-properties>
    </style:style>
    <style:style style:name="Tabella5.A2" style:family="table-cell">
      <style:table-cell-properties style:vertical-align="top" fo:background-color="#ffffff" style:border-line-width-left="0.002cm 0.088cm 0.002cm" style:border-line-width-top="0.002cm 0.088cm 0.002cm" style:border-line-width-bottom="0.002cm 0.088cm 0.002cm" fo:padding="0.026cm" fo:border-left="0.092cm double #808080" fo:border-right="none" fo:border-top="0.092cm double #808080" fo:border-bottom="0.092cm double #808080" style:writing-mode="lr-tb">
        <style:background-image/>
      </style:table-cell-properties>
    </style:style>
    <style:style style:name="Tabella5.G2" style:family="table-cell">
      <style:table-cell-properties style:vertical-align="top" fo:background-color="#ffffff" style:border-line-width="0.002cm 0.088cm 0.002cm" fo:padding="0.026cm" fo:border="0.092cm double #808080" style:writing-mode="lr-tb">
        <style:background-image/>
      </style:table-cell-properties>
    </style:style>
    <style:style style:name="Tabella5.A3" style:family="table-cell">
      <style:table-cell-properties style:vertical-align="top" fo:background-color="#ffffff" style:border-line-width-left="0.002cm 0.088cm 0.002cm" style:border-line-width-bottom="0.002cm 0.088cm 0.002cm" fo:padding="0.026cm" fo:border-left="0.092cm double #808080" fo:border-right="none" fo:border-top="none" fo:border-bottom="0.092cm double #808080" style:writing-mode="lr-tb">
        <style:background-image/>
      </style:table-cell-properties>
    </style:style>
    <style:style style:name="Tabella5.G3" style:family="table-cell">
      <style:table-cell-properties style:vertical-align="top" fo:background-color="#ffffff" style:border-line-width-left="0.002cm 0.088cm 0.002cm" style:border-line-width-right="0.002cm 0.088cm 0.002cm" style:border-line-width-bottom="0.002cm 0.088cm 0.002cm" fo:padding="0.026cm" fo:border-left="0.092cm double #808080" fo:border-right="0.092cm double #808080" fo:border-top="none" fo:border-bottom="0.092cm double #808080" style:writing-mode="lr-tb">
        <style:background-image/>
      </style:table-cell-properties>
    </style:style>
    <style:style style:name="Tabella6" style:family="table">
      <style:table-properties style:width="4.344cm" table:align="center" style:writing-mode="lr-tb"/>
    </style:style>
    <style:style style:name="Tabella6.A" style:family="table-column">
      <style:table-column-properties style:column-width="4.344cm"/>
    </style:style>
    <style:style style:name="Tabella6.1" style:family="table-row">
      <style:table-row-properties style:keep-together="true"/>
    </style:style>
    <style:style style:name="Tabella6.A1" style:family="table-cell">
      <style:table-cell-properties style:vertical-align="middle" fo:background-color="#c0c0c0" style:border-line-width="0.002cm 0.088cm 0.002cm" fo:padding="0.026cm" fo:border="0.092cm double #000000" style:writing-mode="lr-tb">
        <style:background-image/>
      </style:table-cell-properties>
    </style:style>
    <style:style style:name="Tabella6.A2" style:family="table-cell">
      <style:table-cell-properties style:vertical-align="top" fo:background-color="#ffffff" style:border-line-width="0.002cm 0.088cm 0.002cm" fo:padding="0.026cm" fo:border="0.092cm double #808080" style:writing-mode="lr-tb">
        <style:background-image/>
      </style:table-cell-properties>
    </style:style>
    <style:style style:name="Tabella6.A3" style:family="table-cell">
      <style:table-cell-properties style:vertical-align="top" fo:background-color="#ffffff" style:border-line-width-left="0.002cm 0.088cm 0.002cm" style:border-line-width-right="0.002cm 0.088cm 0.002cm" style:border-line-width-bottom="0.002cm 0.088cm 0.002cm" fo:padding="0.026cm" fo:border-left="0.092cm double #808080" fo:border-right="0.092cm double #808080" fo:border-top="none" fo:border-bottom="0.092cm double #808080" style:writing-mode="lr-tb">
        <style:background-image/>
      </style:table-cell-properties>
    </style:style>
    <style:style style:name="Tabella7" style:family="table">
      <style:table-properties style:width="17.076cm" table:align="center" style:writing-mode="lr-tb"/>
    </style:style>
    <style:style style:name="Tabella7.A" style:family="table-column">
      <style:table-column-properties style:column-width="2.21cm"/>
    </style:style>
    <style:style style:name="Tabella7.B" style:family="table-column">
      <style:table-column-properties style:column-width="4.083cm"/>
    </style:style>
    <style:style style:name="Tabella7.C" style:family="table-column">
      <style:table-column-properties style:column-width="2.51cm"/>
    </style:style>
    <style:style style:name="Tabella7.D" style:family="table-column">
      <style:table-column-properties style:column-width="2.491cm"/>
    </style:style>
    <style:style style:name="Tabella7.E" style:family="table-column">
      <style:table-column-properties style:column-width="4.053cm"/>
    </style:style>
    <style:style style:name="Tabella7.F" style:family="table-column">
      <style:table-column-properties style:column-width="1.667cm"/>
    </style:style>
    <style:style style:name="Tabella7.1" style:family="table-row">
      <style:table-row-properties style:min-row-height="0.476cm" style:keep-together="true"/>
    </style:style>
    <style:style style:name="Tabella7.A1" style:family="table-cell">
      <style:table-cell-properties style:vertical-align="bottom" fo:background-color="#c0c0c0" fo:padding-left="0.123cm" fo:padding-right="0.123cm" fo:padding-top="0cm" fo:padding-bottom="0cm" fo:border-left="0.018cm solid #000000" fo:border-right="none" fo:border-top="0.018cm solid #000000" fo:border-bottom="none" style:writing-mode="lr-tb">
        <style:background-image/>
      </style:table-cell-properties>
    </style:style>
    <style:style style:name="Tabella7.F1" style:family="table-cell">
      <style:table-cell-properties style:vertical-align="bottom" fo:background-color="#c0c0c0" fo:padding-left="0.123cm" fo:padding-right="0.123cm" fo:padding-top="0cm" fo:padding-bottom="0cm" fo:border-left="0.018cm solid #000000" fo:border-right="0.018cm solid #000000" fo:border-top="0.018cm solid #000000" fo:border-bottom="none" style:writing-mode="lr-tb">
        <style:background-image/>
      </style:table-cell-properties>
    </style:style>
    <style:style style:name="Tabella7.2" style:family="table-row">
      <style:table-row-properties style:keep-together="false"/>
    </style:style>
    <style:style style:name="Tabella7.A2" style:family="table-cell">
      <style:table-cell-properties style:vertical-align="top" style:border-line-width-left="0.002cm 0.035cm 0.002cm" style:border-line-width-top="0.002cm 0.035cm 0.002cm" style:border-line-width-bottom="0.002cm 0.035cm 0.002cm" fo:padding-left="0.123cm" fo:padding-right="0.123cm" fo:padding-top="0cm" fo:padding-bottom="0cm" fo:border-left="0.039cm double #000000" fo:border-right="none" fo:border-top="0.039cm double #000000" fo:border-bottom="0.039cm double #000000" style:writing-mode="lr-tb"/>
    </style:style>
    <style:style style:name="Tabella7.B2.5" style:family="table-column">
      <style:table-column-properties style:column-width="1.729cm"/>
    </style:style>
    <style:style style:name="Tabella7.B2.1" style:family="table-row">
      <style:table-row-properties style:min-row-height="0.476cm" style:keep-together="false"/>
    </style:style>
    <style:style style:name="Tabella7.B2.1.1" style:family="table-cell">
      <style:table-cell-properties style:vertical-align="bottom" style:border-line-width-top="0.002cm 0.035cm 0.002cm" fo:padding-left="0.123cm" fo:padding-right="0.123cm" fo:padding-top="0cm" fo:padding-bottom="0cm" fo:border-left="0.018cm solid #000000" fo:border-right="none" fo:border-top="0.039cm double #000000" fo:border-bottom="0.018cm solid #000000" style:writing-mode="lr-tb"/>
    </style:style>
    <style:style style:name="Tabella7.B2.5.1" style:family="table-cell">
      <style:table-cell-properties style:vertical-align="bottom" style:border-line-width-right="0.002cm 0.035cm 0.002cm" style:border-line-width-top="0.002cm 0.035cm 0.002cm" fo:padding-left="0.123cm" fo:padding-right="0.123cm" fo:padding-top="0cm" fo:padding-bottom="0cm" fo:border-left="0.018cm solid #000000" fo:border-right="0.039cm double #000000" fo:border-top="0.039cm double #000000" fo:border-bottom="0.018cm solid #000000" style:writing-mode="lr-tb"/>
    </style:style>
    <style:style style:name="Tabella7.B2.2" style:family="table-row">
      <style:table-row-properties style:min-row-height="0.45cm" style:keep-together="false"/>
    </style:style>
    <style:style style:name="Tabella7.B2.1.2" style:family="table-cell">
      <style:table-cell-properties style:vertical-align="bottom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7.B2.5.2" style:family="table-cell">
      <style:table-cell-properties style:vertical-align="bottom" style:border-line-width-right="0.002cm 0.035cm 0.002cm" fo:padding-left="0.123cm" fo:padding-right="0.123cm" fo:padding-top="0cm" fo:padding-bottom="0cm" fo:border-left="0.018cm solid #000000" fo:border-right="0.039cm double #000000" fo:border-top="none" fo:border-bottom="0.018cm solid #000000" style:writing-mode="lr-tb"/>
    </style:style>
    <style:style style:name="Tabella7.B2.1.4" style:family="table-cell">
      <style:table-cell-properties style:vertical-align="bottom" style:border-line-width-bottom="0.002cm 0.035cm 0.002cm" fo:padding-left="0.123cm" fo:padding-right="0.123cm" fo:padding-top="0cm" fo:padding-bottom="0cm" fo:border-left="0.018cm solid #000000" fo:border-right="none" fo:border-top="none" fo:border-bottom="0.039cm double #000000" style:writing-mode="lr-tb"/>
    </style:style>
    <style:style style:name="Tabella7.B2.5.4" style:family="table-cell">
      <style:table-cell-properties style:vertical-align="bottom" style:border-line-width-right="0.002cm 0.035cm 0.002cm" style:border-line-width-bottom="0.002cm 0.035cm 0.002cm" fo:padding-left="0.123cm" fo:padding-right="0.123cm" fo:padding-top="0cm" fo:padding-bottom="0cm" fo:border-left="0.018cm solid #000000" fo:border-right="0.039cm double #000000" fo:border-top="none" fo:border-bottom="0.039cm double #000000" style:writing-mode="lr-tb"/>
    </style:style>
    <style:style style:name="Tabella7.A3" style:family="table-cell">
      <style:table-cell-properties style:vertical-align="top" style:border-line-width-left="0.002cm 0.035cm 0.002cm" style:border-line-width-bottom="0.002cm 0.035cm 0.002cm" fo:padding-left="0.123cm" fo:padding-right="0.123cm" fo:padding-top="0cm" fo:padding-bottom="0cm" fo:border-left="0.039cm double #000000" fo:border-right="none" fo:border-top="none" fo:border-bottom="0.039cm double #000000" style:writing-mode="lr-tb"/>
    </style:style>
    <style:style style:name="P1" style:family="paragraph" style:parent-style-name="Standard" style:list-style-name="WW8Num1" style:master-page-name="Standard">
      <style:paragraph-properties fo:margin-top="0cm" fo:margin-bottom="0.212cm"/>
    </style:style>
    <style:style style:name="P2" style:family="paragraph" style:parent-style-name="Standard" style:list-style-name="WW8Num1">
      <style:paragraph-properties fo:margin-top="0cm" fo:margin-bottom="0.212cm"/>
    </style:style>
    <style:style style:name="P3" style:family="paragraph" style:parent-style-name="Standard">
      <style:paragraph-properties fo:text-align="center" style:justify-single-word="false" style:snap-to-layout-grid="false"/>
      <style:text-properties fo:language="en" fo:country="GB" fo:font-weight="bold" style:language-asian="it" style:country-asian="IT" style:font-weight-asian="bold"/>
    </style:style>
    <style:style style:name="P4" style:family="paragraph" style:parent-style-name="Standard">
      <style:paragraph-properties style:snap-to-layout-grid="false"/>
      <style:text-properties fo:language="en" fo:country="GB" style:language-asian="it" style:country-asian="IT"/>
    </style:style>
    <style:style style:name="P5" style:family="paragraph" style:parent-style-name="Standard">
      <style:paragraph-properties fo:margin-left="1.27cm" fo:margin-right="0cm" fo:margin-top="0cm" fo:margin-bottom="0.212cm" fo:text-indent="0cm" style:auto-text-indent="false"/>
    </style:style>
    <style:style style:name="P6" style:family="paragraph" style:parent-style-name="Standard">
      <style:paragraph-properties fo:text-align="center" style:justify-single-word="false" style:snap-to-layout-grid="false"/>
      <style:text-properties fo:language="it" fo:country="IT" fo:font-weight="bold" style:language-asian="it" style:country-asian="IT" style:font-weight-asian="bold"/>
    </style:style>
    <style:style style:name="P7" style:family="paragraph" style:parent-style-name="Standard">
      <style:paragraph-properties style:snap-to-layout-grid="false"/>
      <style:text-properties fo:language="it" fo:country="IT" style:language-asian="it" style:country-asian="IT"/>
    </style:style>
    <style:style style:name="P8" style:family="paragraph" style:parent-style-name="Standard" style:list-style-name="WW8Num1">
      <style:paragraph-properties fo:margin-left="0.005cm" fo:margin-right="0cm" fo:text-indent="0cm" style:auto-text-indent="false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4pt" style:font-size-asian="14pt" style:font-size-complex="14pt"/>
    </style:style>
    <style:style style:name="P10" style:family="paragraph" style:parent-style-name="Standard">
      <style:paragraph-properties fo:text-align="center" style:justify-single-word="false" style:snap-to-layout-grid="false"/>
      <style:text-properties fo:language="it" fo:country="IT" style:language-asian="it" style:country-asian="IT"/>
    </style:style>
    <style:style style:name="P11" style:family="paragraph" style:parent-style-name="Standard">
      <style:paragraph-properties fo:margin-left="1.27cm" fo:margin-right="0cm" fo:margin-top="0cm" fo:margin-bottom="0.212cm" fo:text-indent="0cm" style:auto-text-indent="false"/>
      <style:text-properties fo:language="it" fo:country="IT" style:language-asian="it" style:country-asian="IT"/>
    </style:style>
    <style:style style:name="P12" style:family="paragraph" style:parent-style-name="Standard">
      <style:paragraph-properties fo:margin-top="0cm" fo:margin-bottom="0.212cm" fo:text-align="center" style:justify-single-word="false"/>
      <style:text-properties fo:language="it" fo:country="IT" style:language-asian="it" style:country-asian="IT"/>
    </style:style>
    <style:style style:name="P13" style:family="paragraph" style:parent-style-name="Standard">
      <style:paragraph-properties fo:margin-top="0cm" fo:margin-bottom="0.212cm" fo:break-before="page"/>
      <style:text-properties fo:language="it" fo:country="IT" style:language-asian="it" style:country-asian="IT"/>
    </style:style>
    <style:style style:name="P14" style:family="paragraph" style:parent-style-name="Standard">
      <style:paragraph-properties style:snap-to-layout-grid="false"/>
      <style:text-properties fo:font-size="11pt" fo:language="it" fo:country="IT" style:font-size-asian="11pt" style:language-asian="it" style:country-asian="IT"/>
    </style:style>
    <style:style style:name="P15" style:family="paragraph" style:parent-style-name="Standard">
      <style:paragraph-properties fo:margin-top="0cm" fo:margin-bottom="0.212cm"/>
      <style:text-properties fo:language="it" fo:country="IT" style:language-asian="it" style:country-asian="IT"/>
    </style:style>
    <style:style style:name="T1" style:family="text">
      <style:text-properties fo:language="it" fo:country="IT" style:text-underline-style="solid" style:text-underline-width="auto" style:text-underline-color="font-color" style:language-asian="it" style:country-asian="IT"/>
    </style:style>
    <style:style style:name="T2" style:family="text">
      <style:text-properties fo:language="it" fo:country="IT" style:language-asian="it" style:country-asian="IT"/>
    </style:style>
    <style:style style:name="T3" style:family="text">
      <style:text-properties fo:language="it" fo:country="IT" fo:font-weight="bold" style:language-asian="it" style:country-asian="IT" style:font-weight-asian="bold"/>
    </style:style>
    <style:style style:name="T4" style:family="text">
      <style:text-properties fo:language="it" fo:country="IT" fo:font-style="italic" style:language-asian="it" style:country-asian="IT" style:font-style-asian="italic"/>
    </style:style>
    <style:style style:name="fr1" style:family="graphic" style:parent-style-name="Graphics">
      <style:graphic-properties fo:margin-left="0cm" fo:margin-right="0cm" style:vertical-pos="top" style:vertical-rel="baseline" fo:padding-left="0.28cm" fo:padding-right="0.28cm" fo:padding-top="0.153cm" fo:padding-bottom="0.153cm" fo:border="none" style:mirror="none" fo:clip="rect(0cm 0cm 0cm 0cm)" draw:luminance="0%" draw:contrast="100%" draw:red="0%" draw:green="0%" draw:blue="0%" draw:gamma="100%" draw:color-inversion="false" draw:image-opacity="100%" draw:color-mode="mono"/>
    </style:style>
    <style:style style:name="fr2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visible-area-left="0cm" draw:visible-area-top="0cm" draw:visible-area-width="11.881cm" draw:visible-area-height="7.938cm" draw:draw-aspect="cont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text:style-name="WW8Num1">
        <text:list-item>
          <text:p text:style-name="P1"><text:span text:style-name="T1">Creare</text:span><text:span text:style-name="T2"> un nuovo database e </text:span><text:span text:style-name="T1">salvarlo</text:span><text:span text:style-name="T2"> con il nome </text:span><text:span text:style-name="T3">Gestione guasti</text:span><text:span text:style-name="T2">.</text:span></text:p>
        </text:list-item>
        <text:list-item>
          <text:p text:style-name="P2"><text:span text:style-name="T1">Creare</text:span><text:span text:style-name="T2"> una nuova tabella con i seguenti campi: </text:span><text:span text:style-name="T3">IdCategoria</text:span><text:span text:style-name="T2"> e </text:span><text:span text:style-name="T3">Nome</text:span><text:span text:style-name="T2">; </text:span><text:span text:style-name="T1">salvarla</text:span><text:span text:style-name="T2"> con il nome </text:span><text:span text:style-name="T3">TblCategoria</text:span><text:span text:style-name="T2"> ed </text:span><text:span text:style-name="T1">inserire</text:span><text:span text:style-name="T2"> i seguenti valori:</text:span></text:p>
        </text:list-item>
      </text:list>
      <table:table table:name="Tabella1" table:style-name="Tabella1">
        <table:table-column table:style-name="Tabella1.A"/>
        <table:table-header-rows>
          <table:table-row table:style-name="Tabella1.1">
            <table:table-cell table:style-name="Tabella1.A1" office:value-type="string">
              <text:p text:style-name="P3">Nome</text:p>
            </table:table-cell>
          </table:table-row>
        </table:table-header-rows>
        <table:table-row table:style-name="Tabella1.1">
          <table:table-cell table:style-name="Tabella1.A2" office:value-type="string">
            <text:p text:style-name="P4">Applicazione</text:p>
          </table:table-cell>
        </table:table-row>
        <table:table-row table:style-name="Tabella1.1">
          <table:table-cell table:style-name="Tabella1.A3" office:value-type="string">
            <text:p text:style-name="P4">Sicurezza</text:p>
          </table:table-cell>
        </table:table-row>
        <table:table-row table:style-name="Tabella1.1">
          <table:table-cell table:style-name="Tabella1.A3" office:value-type="string">
            <text:p text:style-name="P4">Sistema</text:p>
          </table:table-cell>
        </table:table-row>
      </table:table>
      <text:list text:style-name="WW8Num1" text:continue-numbering="true">
        <text:list-item>
          <text:p text:style-name="P2"><text:span text:style-name="T1">Creare</text:span><text:span text:style-name="T2"> una nuova tabella e </text:span><text:span text:style-name="T1">chiamarla</text:span><text:span text:style-name="T2"> </text:span><text:span text:style-name="T3">TblEvento</text:span><text:span text:style-name="T2"> con i seguenti campi: </text:span><text:span text:style-name="T3">ID</text:span><text:span text:style-name="T2"> e </text:span><text:span text:style-name="T3">Evento</text:span><text:span text:style-name="T2">; </text:span><text:span text:style-name="T1">inserire</text:span><text:span text:style-name="T2"> i seguenti dati:</text:span></text:p>
        </text:list-item>
      </text:list>
      <table:table table:name="Tabella2" table:style-name="Tabella2">
        <table:table-column table:style-name="Tabella2.A"/>
        <table:table-header-rows>
          <table:table-row table:style-name="Tabella2.1">
            <table:table-cell table:style-name="Tabella2.A1" office:value-type="string">
              <text:p text:style-name="P3">Evento</text:p>
            </table:table-cell>
          </table:table-row>
        </table:table-header-rows>
        <table:table-row table:style-name="Tabella2.1">
          <table:table-cell table:style-name="Tabella2.A2" office:value-type="string">
            <text:p text:style-name="P4">Setup </text:p>
          </table:table-cell>
        </table:table-row>
        <table:table-row table:style-name="Tabella2.1">
          <table:table-cell table:style-name="Tabella2.A3" office:value-type="string">
            <text:p text:style-name="P4">Fatal </text:p>
          </table:table-cell>
        </table:table-row>
        <table:table-row table:style-name="Tabella2.1">
          <table:table-cell table:style-name="Tabella2.A3" office:value-type="string">
            <text:p text:style-name="P4">Nessuno</text:p>
          </table:table-cell>
        </table:table-row>
        <table:table-row table:style-name="Tabella2.1">
          <table:table-cell table:style-name="Tabella2.A3" office:value-type="string">
            <text:p text:style-name="P4">Generale </text:p>
          </table:table-cell>
        </table:table-row>
        <table:table-row table:style-name="Tabella2.1">
          <table:table-cell table:style-name="Tabella2.A3" office:value-type="string">
            <text:p text:style-name="P4">Connessione/ripristino </text:p>
          </table:table-cell>
        </table:table-row>
      </table:table>
      <text:p text:style-name="P5"><text:span text:style-name="T1">Ordinare</text:span><text:span text:style-name="T2"> i valori in ordine alfabetico crescente.</text:span></text:p>
      <text:list text:style-name="WW8Num1" text:continue-numbering="true">
        <text:list-item>
          <text:p text:style-name="P2"><text:span text:style-name="T1">Creare</text:span><text:span text:style-name="T2"> una nuova tabella, </text:span><text:span text:style-name="T1">chiamarla</text:span><text:span text:style-name="T2"> </text:span><text:span text:style-name="T3">TblGuasto</text:span><text:span text:style-name="T2"> con i seguenti campi: </text:span><text:span text:style-name="T3">IdGuasto</text:span><text:span text:style-name="T2"> e </text:span><text:span text:style-name="T3">Data</text:span><text:span text:style-name="T2">. </text:span><text:span text:style-name="T1">Impostare</text:span><text:span text:style-name="T2"> il campo </text:span><text:span text:style-name="T3">Data</text:span><text:span text:style-name="T2"> come </text:span><text:span text:style-name="T4">Data in cifre</text:span><text:span text:style-name="T2"> con la maschera di input appropriata.</text:span></text:p>
        </text:list-item>
        <text:list-item>
          <text:p text:style-name="P2"><text:span text:style-name="T1">Creare</text:span><text:span text:style-name="T2"> una nuova tabella e </text:span><text:span text:style-name="T1">chiamarla</text:span><text:span text:style-name="T2"> </text:span><text:span text:style-name="T3">TblOrigine</text:span><text:span text:style-name="T2"> con i campi </text:span><text:span text:style-name="T3">ID</text:span><text:span text:style-name="T2"> e </text:span><text:span text:style-name="T3">Origine</text:span><text:span text:style-name="T2"> e i seguenti dati:</text:span></text:p>
        </text:list-item>
      </text:list>
      <table:table table:name="Tabella3" table:style-name="Tabella3">
        <table:table-column table:style-name="Tabella3.A"/>
        <table:table-header-rows>
          <table:table-row table:style-name="Tabella3.1">
            <table:table-cell table:style-name="Tabella3.A1" office:value-type="string">
              <text:p text:style-name="P6">Origine</text:p>
            </table:table-cell>
          </table:table-row>
        </table:table-header-rows>
        <table:table-row table:style-name="Tabella3.1">
          <table:table-cell table:style-name="Tabella3.A2" office:value-type="string">
            <text:p text:style-name="P7">ccEvtMgr</text:p>
          </table:table-cell>
        </table:table-row>
        <table:table-row table:style-name="Tabella3.1">
          <table:table-cell table:style-name="Tabella3.A3" office:value-type="string">
            <text:p text:style-name="P7">ccPwdSvc</text:p>
          </table:table-cell>
        </table:table-row>
        <table:table-row table:style-name="Tabella3.1">
          <table:table-cell table:style-name="Tabella3.A3" office:value-type="string">
            <text:p text:style-name="P7">ccSetMgr</text:p>
          </table:table-cell>
        </table:table-row>
        <table:table-row table:style-name="Tabella3.1">
          <table:table-cell table:style-name="Tabella3.A3" office:value-type="string">
            <text:p text:style-name="P7">ESENT</text:p>
          </table:table-cell>
        </table:table-row>
        <table:table-row table:style-name="Tabella3.1">
          <table:table-cell table:style-name="Tabella3.A3" office:value-type="string">
            <text:p text:style-name="P7">EventSystem</text:p>
          </table:table-cell>
        </table:table-row>
      </table:table>
      <text:list text:style-name="WW8Num1" text:continue-numbering="true">
        <text:list-item>
          <text:p text:style-name="P2"><text:span text:style-name="T1">Creare</text:span><text:span text:style-name="T2"> una nuova tabella con nome </text:span><text:span text:style-name="T3">TblTipologia</text:span><text:span text:style-name="T2"> e i campi </text:span><text:span text:style-name="T3">IdTipologia</text:span><text:span text:style-name="T2"> e </text:span><text:span text:style-name="T3">Nome</text:span><text:span text:style-name="T2">.</text:span></text:p>
        </text:list-item>
        <text:list-item>
          <text:p text:style-name="P2"><text:span text:style-name="T1">Creare</text:span><text:span text:style-name="T2"> una nuova tabella e </text:span><text:span text:style-name="T1">chiamarla</text:span><text:span text:style-name="T2"> </text:span><text:span text:style-name="T3">TblUtente</text:span><text:span text:style-name="T2"> con i seguenti campi: </text:span><text:span text:style-name="T3">IdUtente</text:span><text:span text:style-name="T2"> (contatore e chiave primaria), </text:span><text:span text:style-name="T3">Nome</text:span><text:span text:style-name="T2">, </text:span><text:span text:style-name="T3">Cognome</text:span><text:span text:style-name="T2">, </text:span><text:span text:style-name="T3">DataDiNascita</text:span><text:span text:style-name="T2">, </text:span><text:span text:style-name="T3">Indirizzo</text:span><text:span text:style-name="T2">, </text:span><text:span text:style-name="T3">Città</text:span><text:span text:style-name="T2">, </text:span><text:span text:style-name="T3">CAP</text:span><text:span text:style-name="T2"> e </text:span><text:span text:style-name="T3">Provincia</text:span><text:span text:style-name="T2">.</text:span></text:p>
        </text:list-item>
        <text:list-item>
          <text:p text:style-name="P8"><text:span text:style-name="T1">Impostare</text:span><text:span text:style-name="T2"> la lunghezza del campo </text:span><text:span text:style-name="T3">Provincia</text:span><text:span text:style-name="T2"> a 2 e i seguenti valori predefiniti:</text:span></text:p>
          <text:list>
            <text:list-item>
              <text:p text:style-name="P8"><text:span text:style-name="T4">Città</text:span><text:span text:style-name="T2"> = Bolzano;</text:span></text:p>
            </text:list-item>
            <text:list-item>
              <text:p text:style-name="P8"><text:span text:style-name="T4">CAP</text:span><text:span text:style-name="T2"> = 39100;</text:span></text:p>
            </text:list-item>
            <text:list-item>
              <text:p text:style-name="P2"><text:span text:style-name="T4">Provincia</text:span><text:span text:style-name="T2"> = BZ.</text:span></text:p>
            </text:list-item>
          </text:list>
        </text:list-item>
        <text:list-item>
          <text:p text:style-name="P2"><text:span text:style-name="T1">Creare</text:span><text:span text:style-name="T2"> una nuova tabella e </text:span><text:span text:style-name="T1">chiamarla</text:span><text:span text:style-name="T2"> </text:span><text:span text:style-name="T3">TblDettaglio</text:span><text:span text:style-name="T2"> con i seguenti campo:</text:span></text:p>
        </text:list-item>
      </text:list>
      <table:table table:name="Tabella4" table:style-name="Tabella4">
        <table:table-column table:style-name="Tabella4.A"/>
        <table:table-column table:style-name="Tabella4.B"/>
        <table:table-column table:style-name="Tabella4.C"/>
        <table:table-row table:style-name="Tabella4.1">
          <table:table-cell table:style-name="Tabella4.A1" office:value-type="string">
            <text:p text:style-name="P6"/>
          </table:table-cell>
          <table:table-cell table:style-name="Tabella4.A1" office:value-type="string">
            <text:p text:style-name="P6">Nome campo</text:p>
          </table:table-cell>
          <table:table-cell table:style-name="Tabella4.C1" office:value-type="string">
            <text:p text:style-name="P6">Tipo dati</text:p>
          </table:table-cell>
        </table:table-row>
        <table:table-row table:style-name="Tabella4.1">
          <table:table-cell table:style-name="Tabella4.A2" office:value-type="string">
            <text:p text:style-name="P9"><draw:frame draw:style-name="fr1" draw:name="immagini1" text:anchor-type="as-char" svg:width="0.686cm" svg:height="0.582cm" draw:z-index="0"><draw:image xlink:href="Pictures/10000200000000120000000FC69C5541.png" xlink:type="simple" xlink:show="embed" xlink:actuate="onLoad"/></draw:frame></text:p>
          </table:table-cell>
          <table:table-cell table:style-name="Tabella4.B2" office:value-type="string">
            <text:p text:style-name="P10">IdDettaglio</text:p>
          </table:table-cell>
          <table:table-cell table:style-name="Tabella4.C2" office:value-type="string">
            <text:p text:style-name="P10">Contatore</text:p>
          </table:table-cell>
        </table:table-row>
        <table:table-row table:style-name="Tabella4.1">
          <table:table-cell table:style-name="Tabella4.A2" office:value-type="string">
            <text:p text:style-name="P9"><draw:frame draw:style-name="fr1" draw:name="immagini2" text:anchor-type="as-char" svg:width="0.686cm" svg:height="0.582cm" draw:z-index="1"><draw:image xlink:href="Pictures/10000200000000120000000FC69C5541.png" xlink:type="simple" xlink:show="embed" xlink:actuate="onLoad"/></draw:frame></text:p>
          </table:table-cell>
          <table:table-cell table:style-name="Tabella4.B2" office:value-type="string">
            <text:p text:style-name="P10">IdGuasto</text:p>
          </table:table-cell>
          <table:table-cell table:style-name="Tabella4.C2" office:value-type="string">
            <text:p text:style-name="P10">Numerico</text:p>
          </table:table-cell>
        </table:table-row>
        <table:table-row table:style-name="Tabella4.1">
          <table:table-cell table:style-name="Tabella4.A2" office:value-type="string">
            <text:p text:style-name="P10"/>
          </table:table-cell>
          <table:table-cell table:style-name="Tabella4.B2" office:value-type="string">
            <text:p text:style-name="P10">Tipo di guasto</text:p>
          </table:table-cell>
          <table:table-cell table:style-name="Tabella4.C2" office:value-type="string">
            <text:p text:style-name="P10">Numerico</text:p>
          </table:table-cell>
        </table:table-row>
        <table:table-row table:style-name="Tabella4.1">
          <table:table-cell table:style-name="Tabella4.A2" office:value-type="string">
            <text:p text:style-name="P10"/>
          </table:table-cell>
          <table:table-cell table:style-name="Tabella4.B2" office:value-type="string">
            <text:p text:style-name="P10">Categoria</text:p>
          </table:table-cell>
          <table:table-cell table:style-name="Tabella4.C2" office:value-type="string">
            <text:p text:style-name="P10">Numerico</text:p>
          </table:table-cell>
        </table:table-row>
        <table:table-row table:style-name="Tabella4.1">
          <table:table-cell table:style-name="Tabella4.A2" office:value-type="string">
            <text:p text:style-name="P10"/>
          </table:table-cell>
          <table:table-cell table:style-name="Tabella4.B2" office:value-type="string">
            <text:p text:style-name="P10">Origine</text:p>
          </table:table-cell>
          <table:table-cell table:style-name="Tabella4.C2" office:value-type="string">
            <text:p text:style-name="P10">Numerico</text:p>
          </table:table-cell>
        </table:table-row>
        <table:table-row table:style-name="Tabella4.1">
          <table:table-cell table:style-name="Tabella4.A2" office:value-type="string">
            <text:p text:style-name="P10"/>
          </table:table-cell>
          <table:table-cell table:style-name="Tabella4.B2" office:value-type="string">
            <text:p text:style-name="P10">Evento</text:p>
          </table:table-cell>
          <table:table-cell table:style-name="Tabella4.C2" office:value-type="string">
            <text:p text:style-name="P10">Numerico</text:p>
          </table:table-cell>
        </table:table-row>
        <table:table-row table:style-name="Tabella4.1">
          <table:table-cell table:style-name="Tabella4.A2" office:value-type="string">
            <text:p text:style-name="P10"/>
          </table:table-cell>
          <table:table-cell table:style-name="Tabella4.B2" office:value-type="string">
            <text:p text:style-name="P10">Utente</text:p>
          </table:table-cell>
          <table:table-cell table:style-name="Tabella4.C2" office:value-type="string">
            <text:p text:style-name="P10">Numerico</text:p>
          </table:table-cell>
        </table:table-row>
      </table:table>
      <text:p text:style-name="P11">in cui tutti i campi ad esclusione dei primi due sono ottenuti con ricerche guidate dalle rispettive tabelle.</text:p>
      <text:list text:style-name="WW8Num1" text:continue-numbering="true">
        <text:list-item>
          <text:p text:style-name="P2"><text:span text:style-name="T1">Verificare</text:span><text:span text:style-name="T2"> la presenza delle seguenti relazioni:</text:span></text:p>
        </text:list-item>
      </text:list>
      <text:p text:style-name="P12"><draw:frame draw:style-name="fr2" draw:name="Oggetto1" text:anchor-type="as-char" svg:width="11.88cm" svg:height="7.938cm" draw:z-index="2"><draw:object-ole xlink:href="./Object 1" xlink:type="simple" xlink:show="embed" xlink:actuate="onLoad"/><draw:image xlink:href="./ObjectReplacements/Object 1" xlink:type="simple" xlink:show="embed" xlink:actuate="onLoad"/></draw:frame></text:p>
      <text:list text:style-name="WW8Num1" text:continue-numbering="true">
        <text:list-item>
          <text:p text:style-name="P2"><text:span text:style-name="T1">Creare</text:span><text:span text:style-name="T2"> delle maschere per le tabelle </text:span><text:span text:style-name="T3">TblCategoria</text:span><text:span text:style-name="T2">, </text:span><text:span text:style-name="T3">TblEvento</text:span><text:span text:style-name="T2">, </text:span><text:span text:style-name="T3">TblOrigine</text:span><text:span text:style-name="T2">, </text:span><text:span text:style-name="T3">TblTipologia</text:span><text:span text:style-name="T2">, </text:span><text:span text:style-name="T3">TblUtente</text:span><text:span text:style-name="T2"> e </text:span><text:span text:style-name="T1">chiamarle</text:span><text:span text:style-name="T2"> rispettivamente </text:span><text:span text:style-name="T3">FrmCategoria</text:span><text:span text:style-name="T2">, </text:span><text:span text:style-name="T3">FrmEvento</text:span><text:span text:style-name="T2">, </text:span><text:span text:style-name="T3">FrmOrigine</text:span><text:span text:style-name="T2">, </text:span><text:span text:style-name="T3">FrmTipologia</text:span><text:span text:style-name="T2">, </text:span><text:span text:style-name="T3">FrmUtente</text:span><text:span text:style-name="T2">.</text:span></text:p>
        </text:list-item>
        <text:list-item>
          <text:p text:style-name="P2"><text:span text:style-name="T1">Utilizzare</text:span><text:span text:style-name="T2"> </text:span><text:span text:style-name="T3">FrmUtente</text:span><text:span text:style-name="T2"> per </text:span><text:span text:style-name="T1">inserire</text:span><text:span text:style-name="T2"> i seguenti dati:</text:span></text:p>
        </text:list-item>
      </text:list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column table:style-name="Tabella5.G"/>
        <table:table-header-rows>
          <table:table-row table:style-name="Tabella5.1">
            <table:table-cell table:style-name="Tabella5.A1" office:value-type="string">
              <text:p text:style-name="P6">Cognome</text:p>
            </table:table-cell>
            <table:table-cell table:style-name="Tabella5.A1" office:value-type="string">
              <text:p text:style-name="P6">Nome</text:p>
            </table:table-cell>
            <table:table-cell table:style-name="Tabella5.A1" office:value-type="string">
              <text:p text:style-name="P6">DataDiNascita</text:p>
            </table:table-cell>
            <table:table-cell table:style-name="Tabella5.A1" office:value-type="string">
              <text:p text:style-name="P6">Indirizzo</text:p>
            </table:table-cell>
            <table:table-cell table:style-name="Tabella5.A1" office:value-type="string">
              <text:p text:style-name="P6">Città</text:p>
            </table:table-cell>
            <table:table-cell table:style-name="Tabella5.A1" office:value-type="string">
              <text:p text:style-name="P6">CAP</text:p>
            </table:table-cell>
            <table:table-cell table:style-name="Tabella5.G1" office:value-type="string">
              <text:p text:style-name="P6">Provincia</text:p>
            </table:table-cell>
          </table:table-row>
        </table:table-header-rows>
        <table:table-row table:style-name="Tabella5.1">
          <table:table-cell table:style-name="Tabella5.A2" office:value-type="string">
            <text:p text:style-name="P7">Cooper</text:p>
          </table:table-cell>
          <table:table-cell table:style-name="Tabella5.A2" office:value-type="string">
            <text:p text:style-name="P7">Sandra</text:p>
          </table:table-cell>
          <table:table-cell table:style-name="Tabella5.A2" office:value-type="string">
            <text:p text:style-name="P7">06/06/1969</text:p>
          </table:table-cell>
          <table:table-cell table:style-name="Tabella5.A2" office:value-type="string">
            <text:p text:style-name="P7">Via Roma, 2</text:p>
          </table:table-cell>
          <table:table-cell table:style-name="Tabella5.A2" office:value-type="string">
            <text:p text:style-name="P7">Bolzano</text:p>
          </table:table-cell>
          <table:table-cell table:style-name="Tabella5.A2" office:value-type="string">
            <text:p text:style-name="P7">39100</text:p>
          </table:table-cell>
          <table:table-cell table:style-name="Tabella5.G2" office:value-type="string">
            <text:p text:style-name="P7">BZ</text:p>
          </table:table-cell>
        </table:table-row>
        <table:table-row table:style-name="Tabella5.1">
          <table:table-cell table:style-name="Tabella5.A3" office:value-type="string">
            <text:p text:style-name="P7">Burns</text:p>
          </table:table-cell>
          <table:table-cell table:style-name="Tabella5.A3" office:value-type="string">
            <text:p text:style-name="P7">Bernard</text:p>
          </table:table-cell>
          <table:table-cell table:style-name="Tabella5.A3" office:value-type="string">
            <text:p text:style-name="P7">17/03/1954</text:p>
          </table:table-cell>
          <table:table-cell table:style-name="Tabella5.A3" office:value-type="string">
            <text:p text:style-name="P7">Via Cassa di Risparmio, 3</text:p>
          </table:table-cell>
          <table:table-cell table:style-name="Tabella5.A3" office:value-type="string">
            <text:p text:style-name="P7">Bolzano</text:p>
          </table:table-cell>
          <table:table-cell table:style-name="Tabella5.A3" office:value-type="string">
            <text:p text:style-name="P7">39100</text:p>
          </table:table-cell>
          <table:table-cell table:style-name="Tabella5.G3" office:value-type="string">
            <text:p text:style-name="P7">BZ</text:p>
          </table:table-cell>
        </table:table-row>
        <table:table-row table:style-name="Tabella5.1">
          <table:table-cell table:style-name="Tabella5.A3" office:value-type="string">
            <text:p text:style-name="P7">Roberts</text:p>
          </table:table-cell>
          <table:table-cell table:style-name="Tabella5.A3" office:value-type="string">
            <text:p text:style-name="P7">Melanie</text:p>
          </table:table-cell>
          <table:table-cell table:style-name="Tabella5.A3" office:value-type="string">
            <text:p text:style-name="P7">31/12/2004</text:p>
          </table:table-cell>
          <table:table-cell table:style-name="Tabella5.A3" office:value-type="string">
            <text:p text:style-name="P7">Via Marconi, 7</text:p>
          </table:table-cell>
          <table:table-cell table:style-name="Tabella5.A3" office:value-type="string">
            <text:p text:style-name="P7">Laives</text:p>
          </table:table-cell>
          <table:table-cell table:style-name="Tabella5.A3" office:value-type="string">
            <text:p text:style-name="P7">39055</text:p>
          </table:table-cell>
          <table:table-cell table:style-name="Tabella5.G3" office:value-type="string">
            <text:p text:style-name="P7">BZ</text:p>
          </table:table-cell>
        </table:table-row>
      </table:table>
      <text:p text:style-name="P5"><text:span text:style-name="T1">Stampare</text:span><text:span text:style-name="T2"> su file il primo record.</text:span></text:p>
      <text:list text:style-name="WW8Num1" text:continue-numbering="true">
        <text:list-item>
          <text:p text:style-name="P2"><text:span text:style-name="T1">Utilizzare</text:span><text:span text:style-name="T2"> </text:span><text:span text:style-name="T3">FrmTipologia</text:span><text:span text:style-name="T2"> per </text:span><text:span text:style-name="T1">inserire</text:span><text:span text:style-name="T2"> i seguenti valori:</text:span></text:p>
        </text:list-item>
      </text:list>
      <table:table table:name="Tabella6" table:style-name="Tabella6">
        <table:table-column table:style-name="Tabella6.A"/>
        <table:table-header-rows>
          <table:table-row table:style-name="Tabella6.1">
            <table:table-cell table:style-name="Tabella6.A1" office:value-type="string">
              <text:p text:style-name="P6">Nome</text:p>
            </table:table-cell>
          </table:table-row>
        </table:table-header-rows>
        <table:table-row table:style-name="Tabella6.1">
          <table:table-cell table:style-name="Tabella6.A2" office:value-type="string">
            <text:p text:style-name="P7">Operazioni non riuscite</text:p>
          </table:table-cell>
        </table:table-row>
        <table:table-row table:style-name="Tabella6.1">
          <table:table-cell table:style-name="Tabella6.A3" office:value-type="string">
            <text:p text:style-name="P7">Informazioni</text:p>
          </table:table-cell>
        </table:table-row>
        <table:table-row table:style-name="Tabella6.1">
          <table:table-cell table:style-name="Tabella6.A3" office:value-type="string">
            <text:p text:style-name="P7">Avviso</text:p>
          </table:table-cell>
        </table:table-row>
        <table:table-row table:style-name="Tabella6.1">
          <table:table-cell table:style-name="Tabella6.A3" office:value-type="string">
            <text:p text:style-name="P7">Errore</text:p>
          </table:table-cell>
        </table:table-row>
        <table:table-row table:style-name="Tabella6.1">
          <table:table-cell table:style-name="Tabella6.A3" office:value-type="string">
            <text:p text:style-name="P7">Operazioni riuscite</text:p>
          </table:table-cell>
        </table:table-row>
      </table:table>
      <text:p text:style-name="P5"><text:span text:style-name="T1">Ordinare</text:span><text:span text:style-name="T2"> in modo alfabetico crescente.</text:span></text:p>
      <text:list text:style-name="WW8Num1" text:continue-numbering="true">
        <text:list-item>
          <text:p text:style-name="P2"><text:span text:style-name="T1">Creare</text:span><text:span text:style-name="T2"> una maschera in modo da inserire la data del guasto e, nella sottomaschera, i guasti della giornata. </text:span><text:span text:style-name="T1">Chiamare</text:span><text:span text:style-name="T2"> la maschera </text:span><text:span text:style-name="T3">FrmGuasto</text:span><text:span text:style-name="T2"> e la sottomaschera </text:span><text:span text:style-name="T3">SubFrmGuasto</text:span><text:span text:style-name="T2"> ed inserire i seguenti valori:</text:span></text:p>
        </text:list-item>
      </text:list>
      <text:p text:style-name="P13"/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column table:style-name="Tabella7.F"/>
        <table:table-header-rows>
          <table:table-row table:style-name="Tabella7.1">
            <table:table-cell table:style-name="Tabella7.A1" office:value-type="string">
              <text:p text:style-name="P14">Data</text:p>
            </table:table-cell>
            <table:table-cell table:style-name="Tabella7.A1" office:value-type="string">
              <text:p text:style-name="P14">Tipo di guasto</text:p>
            </table:table-cell>
            <table:table-cell table:style-name="Tabella7.A1" office:value-type="string">
              <text:p text:style-name="P14">Categoria</text:p>
            </table:table-cell>
            <table:table-cell table:style-name="Tabella7.A1" office:value-type="string">
              <text:p text:style-name="P14">Origine</text:p>
            </table:table-cell>
            <table:table-cell table:style-name="Tabella7.A1" office:value-type="string">
              <text:p text:style-name="P14">Evento</text:p>
            </table:table-cell>
            <table:table-cell table:style-name="Tabella7.F1" office:value-type="string">
              <text:p text:style-name="P14">Utente</text:p>
            </table:table-cell>
          </table:table-row>
          <table:table-row table:style-name="Tabella7.2">
            <table:table-cell table:style-name="Tabella7.A2" office:value-type="string">
              <text:p text:style-name="P14">07/02/2005</text:p>
            </table:table-cell>
            <table:table-cell table:number-columns-spanned="5">
              <table:table table:is-sub-table="true">
                <table:table-column table:style-name="Tabella7.B"/>
                <table:table-column table:style-name="Tabella7.C"/>
                <table:table-column table:style-name="Tabella7.D"/>
                <table:table-column table:style-name="Tabella7.E"/>
                <table:table-column table:style-name="Tabella7.B2.5"/>
                <table:table-row table:style-name="Tabella7.B2.1">
                  <table:table-cell table:style-name="Tabella7.B2.1.1" office:value-type="string">
                    <text:p text:style-name="P14">Operazioni non riuscite</text:p>
                  </table:table-cell>
                  <table:table-cell table:style-name="Tabella7.B2.1.1" office:value-type="string">
                    <text:p text:style-name="P14">Applicazione</text:p>
                  </table:table-cell>
                  <table:table-cell table:style-name="Tabella7.B2.1.1" office:value-type="string">
                    <text:p text:style-name="P14">ccEvtMgr</text:p>
                  </table:table-cell>
                  <table:table-cell table:style-name="Tabella7.B2.1.1" office:value-type="string">
                    <text:p text:style-name="P14">Fatal </text:p>
                  </table:table-cell>
                  <table:table-cell table:style-name="Tabella7.B2.5.1" office:value-type="string">
                    <text:p text:style-name="P14">Cooper</text:p>
                  </table:table-cell>
                </table:table-row>
                <table:table-row table:style-name="Tabella7.B2.2">
                  <table:table-cell table:style-name="Tabella7.B2.1.2" office:value-type="string">
                    <text:p text:style-name="P14">Operazioni non riuscite</text:p>
                  </table:table-cell>
                  <table:table-cell table:style-name="Tabella7.B2.1.2" office:value-type="string">
                    <text:p text:style-name="P14">Sicurezza</text:p>
                  </table:table-cell>
                  <table:table-cell table:style-name="Tabella7.B2.1.2" office:value-type="string">
                    <text:p text:style-name="P14">ESENT</text:p>
                  </table:table-cell>
                  <table:table-cell table:style-name="Tabella7.B2.1.2" office:value-type="string">
                    <text:p text:style-name="P14">Nessuno</text:p>
                  </table:table-cell>
                  <table:table-cell table:style-name="Tabella7.B2.5.2" office:value-type="string">
                    <text:p text:style-name="P14">Roberts</text:p>
                  </table:table-cell>
                </table:table-row>
                <table:table-row table:style-name="Tabella7.B2.2">
                  <table:table-cell table:style-name="Tabella7.B2.1.2" office:value-type="string">
                    <text:p text:style-name="P14">Avviso</text:p>
                  </table:table-cell>
                  <table:table-cell table:style-name="Tabella7.B2.1.2" office:value-type="string">
                    <text:p text:style-name="P14">Sistema</text:p>
                  </table:table-cell>
                  <table:table-cell table:style-name="Tabella7.B2.1.2" office:value-type="string">
                    <text:p text:style-name="P14">EventSystem</text:p>
                  </table:table-cell>
                  <table:table-cell table:style-name="Tabella7.B2.1.2" office:value-type="string">
                    <text:p text:style-name="P14">Generale </text:p>
                  </table:table-cell>
                  <table:table-cell table:style-name="Tabella7.B2.5.2" office:value-type="string">
                    <text:p text:style-name="P14">Roberts</text:p>
                  </table:table-cell>
                </table:table-row>
                <table:table-row table:style-name="Tabella7.B2.1">
                  <table:table-cell table:style-name="Tabella7.B2.1.4" office:value-type="string">
                    <text:p text:style-name="P14">Errore</text:p>
                  </table:table-cell>
                  <table:table-cell table:style-name="Tabella7.B2.1.4" office:value-type="string">
                    <text:p text:style-name="P14">Applicazione</text:p>
                  </table:table-cell>
                  <table:table-cell table:style-name="Tabella7.B2.1.4" office:value-type="string">
                    <text:p text:style-name="P14">ESENT</text:p>
                  </table:table-cell>
                  <table:table-cell table:style-name="Tabella7.B2.1.4" office:value-type="string">
                    <text:p text:style-name="P14">Setup </text:p>
                  </table:table-cell>
                  <table:table-cell table:style-name="Tabella7.B2.5.4" office:value-type="string">
                    <text:p text:style-name="P14">Roberts</text:p>
                  </table:table-cell>
                </table:table-row>
              </table:table>
            </table:table-cell>
            <table:covered-table-cell/>
            <table:covered-table-cell/>
            <table:covered-table-cell/>
            <table:covered-table-cell/>
          </table:table-row>
          <table:table-row table:style-name="Tabella7.2">
            <table:table-cell table:style-name="Tabella7.A3" office:value-type="string">
              <text:p text:style-name="P14">08/02/2005</text:p>
            </table:table-cell>
            <table:table-cell table:number-columns-spanned="5">
              <table:table table:is-sub-table="true">
                <table:table-column table:style-name="Tabella7.B"/>
                <table:table-column table:style-name="Tabella7.C"/>
                <table:table-column table:style-name="Tabella7.D"/>
                <table:table-column table:style-name="Tabella7.E"/>
                <table:table-column table:style-name="Tabella7.B2.5"/>
                <table:table-row table:style-name="Tabella7.B2.1">
                  <table:table-cell table:style-name="Tabella7.B2.1.2" office:value-type="string">
                    <text:p text:style-name="P14">Informazioni</text:p>
                  </table:table-cell>
                  <table:table-cell table:style-name="Tabella7.B2.1.2" office:value-type="string">
                    <text:p text:style-name="P14">Sicurezza</text:p>
                  </table:table-cell>
                  <table:table-cell table:style-name="Tabella7.B2.1.2" office:value-type="string">
                    <text:p text:style-name="P14">ESENT</text:p>
                  </table:table-cell>
                  <table:table-cell table:style-name="Tabella7.B2.1.2" office:value-type="string">
                    <text:p text:style-name="P14">Fatal </text:p>
                  </table:table-cell>
                  <table:table-cell table:style-name="Tabella7.B2.5.2" office:value-type="string">
                    <text:p text:style-name="P14">Cooper</text:p>
                  </table:table-cell>
                </table:table-row>
                <table:table-row table:style-name="Tabella7.B2.2">
                  <table:table-cell table:style-name="Tabella7.B2.1.2" office:value-type="string">
                    <text:p text:style-name="P14">Operazioni non riuscite</text:p>
                  </table:table-cell>
                  <table:table-cell table:style-name="Tabella7.B2.1.2" office:value-type="string">
                    <text:p text:style-name="P14">Applicazione</text:p>
                  </table:table-cell>
                  <table:table-cell table:style-name="Tabella7.B2.1.2" office:value-type="string">
                    <text:p text:style-name="P14">ccPwdSvc</text:p>
                  </table:table-cell>
                  <table:table-cell table:style-name="Tabella7.B2.1.2" office:value-type="string">
                    <text:p text:style-name="P14">Setup </text:p>
                  </table:table-cell>
                  <table:table-cell table:style-name="Tabella7.B2.5.2" office:value-type="string">
                    <text:p text:style-name="P14">Burns</text:p>
                  </table:table-cell>
                </table:table-row>
                <table:table-row table:style-name="Tabella7.B2.2">
                  <table:table-cell table:style-name="Tabella7.B2.1.2" office:value-type="string">
                    <text:p text:style-name="P14">Avviso</text:p>
                  </table:table-cell>
                  <table:table-cell table:style-name="Tabella7.B2.1.2" office:value-type="string">
                    <text:p text:style-name="P14">Sicurezza</text:p>
                  </table:table-cell>
                  <table:table-cell table:style-name="Tabella7.B2.1.2" office:value-type="string">
                    <text:p text:style-name="P14">ESENT</text:p>
                  </table:table-cell>
                  <table:table-cell table:style-name="Tabella7.B2.1.2" office:value-type="string">
                    <text:p text:style-name="P14">Nessuno</text:p>
                  </table:table-cell>
                  <table:table-cell table:style-name="Tabella7.B2.5.2" office:value-type="string">
                    <text:p text:style-name="P14">Burns</text:p>
                  </table:table-cell>
                </table:table-row>
                <table:table-row table:style-name="Tabella7.B2.1">
                  <table:table-cell table:style-name="Tabella7.B2.1.4" office:value-type="string">
                    <text:p text:style-name="P14">Informazioni</text:p>
                  </table:table-cell>
                  <table:table-cell table:style-name="Tabella7.B2.1.4" office:value-type="string">
                    <text:p text:style-name="P14">Sistema</text:p>
                  </table:table-cell>
                  <table:table-cell table:style-name="Tabella7.B2.1.4" office:value-type="string">
                    <text:p text:style-name="P14">ccEvtMgr</text:p>
                  </table:table-cell>
                  <table:table-cell table:style-name="Tabella7.B2.1.4" office:value-type="string">
                    <text:p text:style-name="P14">Connessione/ripristino </text:p>
                  </table:table-cell>
                  <table:table-cell table:style-name="Tabella7.B2.5.4" office:value-type="string">
                    <text:p text:style-name="P14">Roberts</text:p>
                  </table:table-cell>
                </table:table-row>
              </table:table>
            </table:table-cell>
            <table:covered-table-cell/>
            <table:covered-table-cell/>
            <table:covered-table-cell/>
            <table:covered-table-cell/>
          </table:table-row>
          <table:table-row table:style-name="Tabella7.2">
            <table:table-cell table:style-name="Tabella7.A3" office:value-type="string">
              <text:p text:style-name="P14">09/02/2005</text:p>
            </table:table-cell>
            <table:table-cell table:number-columns-spanned="5">
              <table:table table:is-sub-table="true">
                <table:table-column table:style-name="Tabella7.B"/>
                <table:table-column table:style-name="Tabella7.C"/>
                <table:table-column table:style-name="Tabella7.D"/>
                <table:table-column table:style-name="Tabella7.E"/>
                <table:table-column table:style-name="Tabella7.B2.5"/>
                <table:table-row table:style-name="Tabella7.B2.1">
                  <table:table-cell table:style-name="Tabella7.B2.1.2" office:value-type="string">
                    <text:p text:style-name="P14">Informazioni</text:p>
                  </table:table-cell>
                  <table:table-cell table:style-name="Tabella7.B2.1.2" office:value-type="string">
                    <text:p text:style-name="P14">Sistema</text:p>
                  </table:table-cell>
                  <table:table-cell table:style-name="Tabella7.B2.1.2" office:value-type="string">
                    <text:p text:style-name="P14">ccEvtMgr</text:p>
                  </table:table-cell>
                  <table:table-cell table:style-name="Tabella7.B2.1.2" office:value-type="string">
                    <text:p text:style-name="P14">Fatal </text:p>
                  </table:table-cell>
                  <table:table-cell table:style-name="Tabella7.B2.5.2" office:value-type="string">
                    <text:p text:style-name="P14">Burns</text:p>
                  </table:table-cell>
                </table:table-row>
                <table:table-row table:style-name="Tabella7.B2.2">
                  <table:table-cell table:style-name="Tabella7.B2.1.2" office:value-type="string">
                    <text:p text:style-name="P14">Informazioni</text:p>
                  </table:table-cell>
                  <table:table-cell table:style-name="Tabella7.B2.1.2" office:value-type="string">
                    <text:p text:style-name="P14">Sistema</text:p>
                  </table:table-cell>
                  <table:table-cell table:style-name="Tabella7.B2.1.2" office:value-type="string">
                    <text:p text:style-name="P14">ccEvtMgr</text:p>
                  </table:table-cell>
                  <table:table-cell table:style-name="Tabella7.B2.1.2" office:value-type="string">
                    <text:p text:style-name="P14">Fatal </text:p>
                  </table:table-cell>
                  <table:table-cell table:style-name="Tabella7.B2.5.2" office:value-type="string">
                    <text:p text:style-name="P14">Burns</text:p>
                  </table:table-cell>
                </table:table-row>
                <table:table-row table:style-name="Tabella7.B2.2">
                  <table:table-cell table:style-name="Tabella7.B2.1.2" office:value-type="string">
                    <text:p text:style-name="P14">Operazioni non riuscite</text:p>
                  </table:table-cell>
                  <table:table-cell table:style-name="Tabella7.B2.1.2" office:value-type="string">
                    <text:p text:style-name="P14">Applicazione</text:p>
                  </table:table-cell>
                  <table:table-cell table:style-name="Tabella7.B2.1.2" office:value-type="string">
                    <text:p text:style-name="P14">ESENT</text:p>
                  </table:table-cell>
                  <table:table-cell table:style-name="Tabella7.B2.1.2" office:value-type="string">
                    <text:p text:style-name="P14">Setup </text:p>
                  </table:table-cell>
                  <table:table-cell table:style-name="Tabella7.B2.5.2" office:value-type="string">
                    <text:p text:style-name="P14">Roberts</text:p>
                  </table:table-cell>
                </table:table-row>
                <table:table-row table:style-name="Tabella7.B2.1">
                  <table:table-cell table:style-name="Tabella7.B2.1.4" office:value-type="string">
                    <text:p text:style-name="P14">Avviso</text:p>
                  </table:table-cell>
                  <table:table-cell table:style-name="Tabella7.B2.1.4" office:value-type="string">
                    <text:p text:style-name="P14">Sicurezza</text:p>
                  </table:table-cell>
                  <table:table-cell table:style-name="Tabella7.B2.1.4" office:value-type="string">
                    <text:p text:style-name="P14">ccSetMgr</text:p>
                  </table:table-cell>
                  <table:table-cell table:style-name="Tabella7.B2.1.4" office:value-type="string">
                    <text:p text:style-name="P14">Fatal </text:p>
                  </table:table-cell>
                  <table:table-cell table:style-name="Tabella7.B2.5.4" office:value-type="string">
                    <text:p text:style-name="P14">Cooper</text:p>
                  </table:table-cell>
                </table:table-row>
              </table:table>
            </table:table-cell>
            <table:covered-table-cell/>
            <table:covered-table-cell/>
            <table:covered-table-cell/>
            <table:covered-table-cell/>
          </table:table-row>
        </table:table-header-rows>
      </table:table>
      <text:p text:style-name="P15"/>
      <text:list text:style-name="WW8Num1" text:continue-numbering="true">
        <text:list-item>
          <text:p text:style-name="P2"><text:span text:style-name="T1">Creare</text:span><text:span text:style-name="T2"> una query chiamata </text:span><text:span text:style-name="T3">Query07-02-05</text:span><text:span text:style-name="T2"> per visualizzare il </text:span><text:span text:style-name="T4">nome</text:span><text:span text:style-name="T2"> e </text:span><text:span text:style-name="T4">cognome</text:span><text:span text:style-name="T2"> di chi ha fatto una segnalazione il giorno 07/02/2005. </text:span></text:p>
        </text:list-item>
        <text:list-item>
          <text:p text:style-name="P2"><text:span text:style-name="T1">Creare</text:span><text:span text:style-name="T2"> una query e </text:span><text:span text:style-name="T1">chiamarla</text:span><text:span text:style-name="T2"> </text:span><text:span text:style-name="T3">QueryC</text:span><text:span text:style-name="T2"> per visualizzare il nome delle categorie e tipologie per cui ci sono stati errori. </text:span><text:span text:style-name="T1">Ordinare</text:span><text:span text:style-name="T2"> il risultato in base alla categoria.</text:span></text:p>
        </text:list-item>
        <text:list-item>
          <text:p text:style-name="P2"><text:span text:style-name="T1">Creare</text:span><text:span text:style-name="T2"> una query e </text:span><text:span text:style-name="T1">chiamarla</text:span><text:span text:style-name="T2"> </text:span><text:span text:style-name="T3">QueryE</text:span><text:span text:style-name="T2"> che mostri data, origine ed evento. </text:span><text:span text:style-name="T1">Fare</text:span><text:span text:style-name="T2"> in modo che quando la query viene eseguita mostri una finestra in cui scrivere il nome dell’evento.</text:span></text:p>
        </text:list-item>
        <text:list-item>
          <text:p text:style-name="P2"><text:span text:style-name="T1">Creare</text:span><text:span text:style-name="T2"> una query per visualizzare i dati degli utenti il cui nome ed il cui cognome iniziano entrambi con la lettera “</text:span><text:span text:style-name="T4">B</text:span><text:span text:style-name="T2">”. </text:span><text:span text:style-name="T1">Salvare</text:span><text:span text:style-name="T2"> come </text:span><text:span text:style-name="T3">QueryB</text:span><text:span text:style-name="T2">.</text:span></text:p>
        </text:list-item>
      </text:list>
      <text:p text:style-name="P5"><text:span text:style-name="T1">Creare</text:span><text:span text:style-name="T2"> un report che mostri, raggruppati per data, i dati relativi ai guasti. </text:span><text:span text:style-name="T1">Aggiungere</text:span><text:span text:style-name="T2"> un livello per </text:span><text:span text:style-name="T3">Categoria</text:span><text:span text:style-name="T2">. </text:span><text:span text:style-name="T1">Salvarlo</text:span><text:span text:style-name="T2"> come </text:span><text:span text:style-name="T3">Guasti</text:span><text:span text:style-name="T2">.</text:span></text:p>
      <text:p text:style-name="P5"><text:span text:style-name="T1">Modificare</text:span><text:span text:style-name="T2"> la larghezza del controllo della data affinché sia ben visibile.</text:span></text:p>
      <text:list text:style-name="WW8Num1" text:continue-numbering="true">
        <text:list-item>
          <text:p text:style-name="P2"><text:span text:style-name="T1">Creare</text:span><text:span text:style-name="T2"> un report con i dati degli utenti: aggiungere un livello per </text:span><text:span text:style-name="T3">Provincia</text:span><text:span text:style-name="T2"> e quindi per </text:span><text:span text:style-name="T3">Città</text:span><text:span text:style-name="T2">. </text:span><text:span text:style-name="T1">Ordinare</text:span><text:span text:style-name="T2"> per cognome. </text:span><text:span text:style-name="T1">Salvare</text:span><text:span text:style-name="T2"> con il nome </text:span><text:span text:style-name="T3">Pazienti</text:span><text:span text:style-name="T2">.</text:span></text:p>
        </text:list-item>
        <text:list-item>
          <text:p text:style-name="P2"><text:span text:style-name="T1">Creare</text:span><text:span text:style-name="T2"> un report contenente il campo </text:span><text:span text:style-name="T3">Evento</text:span><text:span text:style-name="T2"> dalla tabella </text:span><text:span text:style-name="T3">TblEvento</text:span><text:span text:style-name="T2">, </text:span><text:span text:style-name="T3">Nome</text:span><text:span text:style-name="T2"> da </text:span><text:span text:style-name="T3">TblCategoria</text:span><text:span text:style-name="T2">, </text:span><text:span text:style-name="T3">Data</text:span><text:span text:style-name="T2"> da </text:span><text:span text:style-name="T3">TblGuasto</text:span><text:span text:style-name="T2"> e </text:span><text:span text:style-name="T3">Origine</text:span><text:span text:style-name="T2"> da </text:span><text:span text:style-name="T3">TblOrigine</text:span><text:span text:style-name="T2">. </text:span><text:span text:style-name="T1">Scegliere</text:span><text:span text:style-name="T2"> gruppi di livello, ordinamento, stile e visualizzazione a piacere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ymbol" svg:font-family="Symbol" style:font-family-generic="roman" style:font-pitch="variable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font-size-asian="12pt" style:language-asian="it" style:country-asian="IT" style:font-size-complex="12pt" style:language-complex="it" style:country-complex="IT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it" fo:country="IT" style:font-name-asian="Arial Unicode MS" style:font-size-asian="12pt" style:language-asian="it" style:country-asian="IT" style:font-name-complex="Tahoma" style:font-size-complex="12pt" style:language-complex="it" style:country-complex="IT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it" fo:country="IT" style:font-name-asian="Times New Roman" style:font-size-asian="12pt" style:font-name-complex="Times New Roman" style:font-size-complex="12pt" style:language-complex="ar" style:country-complex="SA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List" style:family="paragraph" style:parent-style-name="Text_20_body" style:class="list">
      <style:text-properties style:font-name-complex="Tahoma1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WW8Num1z1" style:family="text">
      <style:text-properties style:font-name="Symbol"/>
    </style:style>
    <style:style style:name="Carattere_20_predefinito_20_paragrafo" style:display-name="Carattere predefinito para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WW8Num1z1" style:num-suffix="." text:bullet-char="">
        <style:list-level-properties text:space-before="1.905cm" text:min-label-width="0.635cm"/>
        <style:text-properties style:font-name="Symbol"/>
      </text:list-level-style-bullet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P1" style:family="paragraph" style:parent-style-name="Heading_20_1">
      <style:paragraph-properties fo:text-align="center" style:justify-single-word="false" fo:padding-left="0cm" fo:padding-right="0cm" fo:padding-top="0cm" fo:padding-bottom="0.035cm" fo:border-left="none" fo:border-right="none" fo:border-top="none" fo:border-bottom="0.018cm solid #000000"/>
    </style:style>
    <style:style style:name="P2" style:family="paragraph" style:parent-style-name="Footer">
      <style:paragraph-properties fo:text-align="center" style:justify-single-word="false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  <style:page-layout style:name="pm1">
      <style:page-layout-properties fo:page-width="21.001cm" fo:page-height="29.7cm" style:num-format="1" style:print-orientation="portrait" fo:margin-top="1.249cm" fo:margin-bottom="1.05cm" fo:margin-left="2cm" fo:margin-right="2cm" fo:background-color="transparent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0.55cm" fo:margin-left="0cm" fo:margin-right="0cm" fo:margin-top="0.45cm" style:dynamic-spacing="true"/>
      </style:footer-style>
    </style:page-layout>
  </office:automatic-styles>
  <office:master-styles>
    <style:master-page style:name="Standard" style:page-layout-name="pm1">
      <style:header>
        <text:h text:style-name="P1" text:outline-level="1">ESERCIZIO DATABASE (tabelle, query, maschere, report)</text:h>
      </style:header>
      <style:footer>
        <text:p text:style-name="P2">Pagina <text:page-number text:select-page="current">3</text:page-number> di <text:page-count style:num-format="1">3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Marco</meta:initial-creator>
    <meta:creation-date>2006-07-11T17:13:00</meta:creation-date>
    <dc:creator>Marco Caresia</dc:creator>
    <dc:date>2006-07-11T17:50:21</dc:date>
    <dc:language>it-IT</dc:language>
    <meta:editing-cycles>25</meta:editing-cycles>
    <meta:editing-duration>PT16M0S</meta:editing-duration>
    <meta:user-defined meta:name="Info 1"/>
    <meta:user-defined meta:name="Info 2"/>
    <meta:user-defined meta:name="Info 3"/>
    <meta:user-defined meta:name="Info 4"/>
    <meta:document-statistic meta:table-count="7" meta:image-count="2" meta:object-count="1" meta:page-count="3" meta:paragraph-count="169" meta:word-count="642" meta:character-count="4176"/>
  </office:meta>
</office:document-meta>
</file>